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3A10000026CC7BB6608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049cm" svg:height="10.16cm" svg:x="1.001cm" svg:y="1cm">
          <draw:image xlink:href="Pictures/20000002000003A10000026CC7BB6608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3-11-02T08:16:55</meta:creation-date>
    <dc:date>2013-11-02T08:19:04</dc:date>
    <dc:creator>kkk </dc:creator>
    <meta:editing-duration>PT2M10S</meta:editing-duration>
    <meta:editing-cycles>1</meta:editing-cycles>
    <meta:document-statistic meta:object-count="1"/>
    <meta:generator>LibreOffice/3.3$Linux LibreOffice_project/330m19$Build-401</meta:generator>
  </office:meta>
</office:document-meta>
</file>